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number-columns-repeated="28" table:default-cell-style-name="ce2"/>
        <table:table-row table:style-name="ro1">
          <table:table-cell table:style-name="ce1" office:value-type="string" calcext:value-type="string">
            <text:p>curd</text:p>
          </table:table-cell>
          <table:table-cell table:style-name="ce1" office:value-type="string" calcext:value-type="string">
            <text:p>curdg</text:p>
          </table:table-cell>
          <table:table-cell table:style-name="ce1" office:value-type="string" calcext:value-type="string">
            <text:p>curq</text:p>
          </table:table-cell>
          <table:table-cell table:style-name="ce1" office:value-type="string" calcext:value-type="string">
            <text:p>curqg</text:p>
          </table:table-cell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edprime</text:p>
          </table:table-cell>
          <table:table-cell table:style-name="ce1" office:value-type="string" calcext:value-type="string">
            <text:p>eq</text:p>
          </table:table-cell>
          <table:table-cell table:style-name="ce1" office:value-type="string" calcext:value-type="string">
            <text:p>eqprime</text:p>
          </table:table-cell>
          <table:table-cell table:style-name="ce1" office:value-type="string" calcext:value-type="string">
            <text:p>eterm</text:p>
          </table:table-cell>
          <table:table-cell table:style-name="ce1" office:value-type="string" calcext:value-type="string">
            <text:p>mac_ang</text:p>
          </table:table-cell>
          <table:table-cell table:style-name="ce1" office:value-type="string" calcext:value-type="string">
            <text:p>mac_spd</text:p>
          </table:table-cell>
          <table:table-cell table:style-name="ce1" office:value-type="string" calcext:value-type="string">
            <text:p>pelect</text:p>
          </table:table-cell>
          <table:table-cell table:style-name="ce1" office:value-type="string" calcext:value-type="string">
            <text:p>qelect</text:p>
          </table:table-cell>
          <table:table-cell table:style-name="ce1" office:value-type="string" calcext:value-type="string">
            <text:p>pmech</text:p>
          </table:table-cell>
          <table:table-cell table:style-name="ce1" office:value-type="string" calcext:value-type="string">
            <text:p>phi</text:p>
          </table:table-cell>
          <table:table-cell table:style-name="ce1" office:value-type="string" calcext:value-type="string">
            <text:p>psi_im</text:p>
          </table:table-cell>
          <table:table-cell table:style-name="ce1" office:value-type="string" calcext:value-type="string">
            <text:p>psi_re</text:p>
          </table:table-cell>
          <table:table-cell table:style-name="ce1" office:value-type="string" calcext:value-type="string">
            <text:p>vex</text:p>
          </table:table-cell>
          <table:table-cell table:style-name="ce1" office:value-type="string" calcext:value-type="string">
            <text:p>rot_re</text:p>
          </table:table-cell>
          <table:table-cell table:style-name="ce1" office:value-type="string" calcext:value-type="string">
            <text:p>rot_im</text:p>
          </table:table-cell>
          <table:table-cell table:style-name="ce1" office:value-type="string" calcext:value-type="string">
            <text:p>curr_re</text:p>
          </table:table-cell>
          <table:table-cell table:style-name="ce1" office:value-type="string" calcext:value-type="string">
            <text:p>curr_im</text:p>
          </table:table-cell>
          <table:table-cell table:style-name="ce1" office:value-type="string" calcext:value-type="string">
            <text:p>ei_re</text:p>
          </table:table-cell>
          <table:table-cell table:style-name="ce1" office:value-type="string" calcext:value-type="string">
            <text:p>ei_im</text:p>
          </table:table-cell>
          <table:table-cell table:style-name="ce1" office:value-type="string" calcext:value-type="string">
            <text:p>eprime_re</text:p>
          </table:table-cell>
          <table:table-cell table:style-name="ce1" office:value-type="string" calcext:value-type="string">
            <text:p>eprime_im</text:p>
          </table:table-cell>
          <table:table-cell table:style-name="ce1" office:value-type="string" calcext:value-type="string">
            <text:p>v_re</text:p>
          </table:table-cell>
          <table:table-cell table:style-name="ce1" office:value-type="string" calcext:value-type="string">
            <text:p>v_im</text:p>
          </table:table-cell>
        </table:table-row>
        <table:table-row table:style-name="ro1">
          <table:table-cell office:value-type="float" office:value="2.65356" calcext:value-type="float">
            <text:p>2.65356</text:p>
          </table:table-cell>
          <table:table-cell office:value-type="float" office:value="0.29484" calcext:value-type="float">
            <text:p>0.29484</text:p>
          </table:table-cell>
          <table:table-cell office:value-type="float" office:value="6.50156" calcext:value-type="float">
            <text:p>6.50156</text:p>
          </table:table-cell>
          <table:table-cell office:value-type="float" office:value="0.722395" calcext:value-type="float">
            <text:p>0.722395</text:p>
          </table:table-cell>
          <table:table-cell office:value-type="float" office:value="0.180599" calcext:value-type="float">
            <text:p>0.180599</text:p>
          </table:table-cell>
          <table:table-cell office:value-type="float" office:value="0" calcext:value-type="float">
            <text:p>0</text:p>
          </table:table-cell>
          <table:table-cell office:value-type="float" office:value="1.01404" calcext:value-type="float">
            <text:p>1.01404</text:p>
          </table:table-cell>
          <table:table-cell office:value-type="float" office:value="1.08775" calcext:value-type="float">
            <text:p>1.08775</text:p>
          </table:table-cell>
          <table:table-cell office:value-type="float" office:value="1.03" calcext:value-type="float">
            <text:p>1.03</text:p>
          </table:table-cell>
          <table:table-cell office:value-type="float" office:value="0.499136" calcext:value-type="float">
            <text:p>0.499136</text:p>
          </table:table-cell>
          <table:table-cell office:value-type="float" office:value="1" calcext:value-type="float">
            <text:p>1</text:p>
          </table:table-cell>
          <table:table-cell office:value-type="float" office:value="7.07209" calcext:value-type="float">
            <text:p>7.07209</text:p>
          </table:table-cell>
          <table:table-cell office:value-type="float" office:value="1.51665" calcext:value-type="float">
            <text:p>1.51665</text:p>
          </table:table-cell>
          <table:table-cell office:value-type="float" office:value="0.785788" calcext:value-type="float">
            <text:p>0.785788</text:p>
          </table:table-cell>
          <table:table-cell office:value-type="float" office:value="0.211256" calcext:value-type="float">
            <text:p>0.211256</text:p>
          </table:table-cell>
          <table:table-cell office:value-type="float" office:value="0.520671" calcext:value-type="float">
            <text:p>0.520671</text:p>
          </table:table-cell>
          <table:table-cell office:value-type="float" office:value="0.955044" calcext:value-type="float">
            <text:p>0.955044</text:p>
          </table:table-cell>
          <table:table-cell office:value-type="float" office:value="1.08775" calcext:value-type="float">
            <text:p>1.08775</text:p>
          </table:table-cell>
          <table:table-cell office:value-type="float" office:value="0.478667" calcext:value-type="float">
            <text:p>0.478667</text:p>
          </table:table-cell>
          <table:table-cell office:value-type="float" office:value="0.877997" calcext:value-type="float">
            <text:p>0.877997</text:p>
          </table:table-cell>
          <table:table-cell office:value-type="float" office:value="0.29484" calcext:value-type="float">
            <text:p>0.29484</text:p>
          </table:table-cell>
          <table:table-cell office:value-type="float" office:value="0.722395" calcext:value-type="float">
            <text:p>0.722395</text:p>
          </table:table-cell>
          <table:table-cell office:value-type="float" office:value="0.955044" calcext:value-type="float">
            <text:p>0.955044</text:p>
          </table:table-cell>
          <table:table-cell office:value-type="float" office:value="0.520671" calcext:value-type="float">
            <text:p>0.520671</text:p>
          </table:table-cell>
          <table:table-cell office:value-type="float" office:value="0" calcext:value-type="float">
            <text:p>0</text:p>
          </table:table-cell>
          <table:table-cell office:value-type="float" office:value="1.08775" calcext:value-type="float">
            <text:p>1.08775</text:p>
          </table:table-cell>
          <table:table-cell office:value-type="float" office:value="0.180599" calcext:value-type="float">
            <text:p>0.180599</text:p>
          </table:table-cell>
          <table:table-cell office:value-type="float" office:value="1.01404" calcext:value-type="float">
            <text:p>1.01404</text:p>
          </table:table-cell>
        </table:table-row>
        <table:table-row table:style-name="ro1">
          <table:table-cell office:value-type="float" office:value="2.70945" calcext:value-type="float">
            <text:p>2.70945</text:p>
          </table:table-cell>
          <table:table-cell office:value-type="float" office:value="0.30105" calcext:value-type="float">
            <text:p>0.30105</text:p>
          </table:table-cell>
          <table:table-cell office:value-type="float" office:value="6.54977" calcext:value-type="float">
            <text:p>6.54977</text:p>
          </table:table-cell>
          <table:table-cell office:value-type="float" office:value="0.727752" calcext:value-type="float">
            <text:p>0.727752</text:p>
          </table:table-cell>
          <table:table-cell office:value-type="float" office:value="0.181938" calcext:value-type="float">
            <text:p>0.181938</text:p>
          </table:table-cell>
          <table:table-cell office:value-type="float" office:value="0" calcext:value-type="float">
            <text:p>0</text:p>
          </table:table-cell>
          <table:table-cell office:value-type="float" office:value="0.993478" calcext:value-type="float">
            <text:p>0.993478</text:p>
          </table:table-cell>
          <table:table-cell office:value-type="float" office:value="1.06874" calcext:value-type="float">
            <text:p>1.06874</text:p>
          </table:table-cell>
          <table:table-cell office:value-type="float" office:value="1.01" calcext:value-type="float">
            <text:p>1.01</text:p>
          </table:table-cell>
          <table:table-cell office:value-type="float" office:value="0.332155" calcext:value-type="float">
            <text:p>0.3321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50013" calcext:value-type="float">
            <text:p>1.50013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21111" calcext:value-type="float">
            <text:p>0.21111</text:p>
          </table:table-cell>
          <table:table-cell office:value-type="float" office:value="0.348495" calcext:value-type="float">
            <text:p>0.348495</text:p>
          </table:table-cell>
          <table:table-cell office:value-type="float" office:value="1.01033" calcext:value-type="float">
            <text:p>1.01033</text:p>
          </table:table-cell>
          <table:table-cell office:value-type="float" office:value="1.06874" calcext:value-type="float">
            <text:p>1.06874</text:p>
          </table:table-cell>
          <table:table-cell office:value-type="float" office:value="0.326081" calcext:value-type="float">
            <text:p>0.326081</text:p>
          </table:table-cell>
          <table:table-cell office:value-type="float" office:value="0.945342" calcext:value-type="float">
            <text:p>0.945342</text:p>
          </table:table-cell>
          <table:table-cell office:value-type="float" office:value="0.30105" calcext:value-type="float">
            <text:p>0.30105</text:p>
          </table:table-cell>
          <table:table-cell office:value-type="float" office:value="0.727752" calcext:value-type="float">
            <text:p>0.727752</text:p>
          </table:table-cell>
          <table:table-cell office:value-type="float" office:value="1.01033" calcext:value-type="float">
            <text:p>1.01033</text:p>
          </table:table-cell>
          <table:table-cell office:value-type="float" office:value="0.348495" calcext:value-type="float">
            <text:p>0.348495</text:p>
          </table:table-cell>
          <table:table-cell office:value-type="float" office:value="0" calcext:value-type="float">
            <text:p>0</text:p>
          </table:table-cell>
          <table:table-cell office:value-type="float" office:value="1.06874" calcext:value-type="float">
            <text:p>1.06874</text:p>
          </table:table-cell>
          <table:table-cell office:value-type="float" office:value="0.181938" calcext:value-type="float">
            <text:p>0.181938</text:p>
          </table:table-cell>
          <table:table-cell office:value-type="float" office:value="0.993478" calcext:value-type="float">
            <text:p>0.993478</text:p>
          </table:table-cell>
        </table:table-row>
        <table:table-row table:style-name="ro1">
          <table:table-cell office:value-type="float" office:value="2.70088" calcext:value-type="float">
            <text:p>2.70088</text:p>
          </table:table-cell>
          <table:table-cell office:value-type="float" office:value="0.300098" calcext:value-type="float">
            <text:p>0.300098</text:p>
          </table:table-cell>
          <table:table-cell office:value-type="float" office:value="6.57669" calcext:value-type="float">
            <text:p>6.57669</text:p>
          </table:table-cell>
          <table:table-cell office:value-type="float" office:value="0.730743" calcext:value-type="float">
            <text:p>0.730743</text:p>
          </table:table-cell>
          <table:table-cell office:value-type="float" office:value="0.182686" calcext:value-type="float">
            <text:p>0.182686</text:p>
          </table:table-cell>
          <table:table-cell office:value-type="float" office:value="0" calcext:value-type="float">
            <text:p>0</text:p>
          </table:table-cell>
          <table:table-cell office:value-type="float" office:value="1.01367" calcext:value-type="float">
            <text:p>1.01367</text:p>
          </table:table-cell>
          <table:table-cell office:value-type="float" office:value="1.08869" calcext:value-type="float">
            <text:p>1.08869</text:p>
          </table:table-cell>
          <table:table-cell office:value-type="float" office:value="1.03" calcext:value-type="float">
            <text:p>1.03</text:p>
          </table:table-cell>
          <table:table-cell office:value-type="float" office:value="0.0625505" calcext:value-type="float">
            <text:p>0.0625505</text:p>
          </table:table-cell>
          <table:table-cell office:value-type="float" office:value="1" calcext:value-type="float">
            <text:p>1</text:p>
          </table:table-cell>
          <table:table-cell office:value-type="float" office:value="7.16" calcext:value-type="float">
            <text:p>7.16</text:p>
          </table:table-cell>
          <table:table-cell office:value-type="float" office:value="1.53633" calcext:value-type="float">
            <text:p>1.53633</text:p>
          </table:table-cell>
          <table:table-cell office:value-type="float" office:value="0.795556" calcext:value-type="float">
            <text:p>0.795556</text:p>
          </table:table-cell>
          <table:table-cell office:value-type="float" office:value="0.211367" calcext:value-type="float">
            <text:p>0.211367</text:p>
          </table:table-cell>
          <table:table-cell office:value-type="float" office:value="0.068054" calcext:value-type="float">
            <text:p>0.068054</text:p>
          </table:table-cell>
          <table:table-cell office:value-type="float" office:value="1.08656" calcext:value-type="float">
            <text:p>1.08656</text:p>
          </table:table-cell>
          <table:table-cell office:value-type="float" office:value="1.08869" calcext:value-type="float">
            <text:p>1.08869</text:p>
          </table:table-cell>
          <table:table-cell office:value-type="float" office:value="0.0625097" calcext:value-type="float">
            <text:p>0.0625097</text:p>
          </table:table-cell>
          <table:table-cell office:value-type="float" office:value="0.998044" calcext:value-type="float">
            <text:p>0.998044</text:p>
          </table:table-cell>
          <table:table-cell office:value-type="float" office:value="0.300098" calcext:value-type="float">
            <text:p>0.300098</text:p>
          </table:table-cell>
          <table:table-cell office:value-type="float" office:value="0.730743" calcext:value-type="float">
            <text:p>0.730743</text:p>
          </table:table-cell>
          <table:table-cell office:value-type="float" office:value="1.08656" calcext:value-type="float">
            <text:p>1.08656</text:p>
          </table:table-cell>
          <table:table-cell office:value-type="float" office:value="0.068054" calcext:value-type="float">
            <text:p>0.068054</text:p>
          </table:table-cell>
          <table:table-cell office:value-type="float" office:value="0" calcext:value-type="float">
            <text:p>0</text:p>
          </table:table-cell>
          <table:table-cell office:value-type="float" office:value="1.08869" calcext:value-type="float">
            <text:p>1.08869</text:p>
          </table:table-cell>
          <table:table-cell office:value-type="float" office:value="0.182686" calcext:value-type="float">
            <text:p>0.182686</text:p>
          </table:table-cell>
          <table:table-cell office:value-type="float" office:value="1.01367" calcext:value-type="float">
            <text:p>1.01367</text:p>
          </table:table-cell>
        </table:table-row>
        <table:table-row table:style-name="ro1">
          <table:table-cell office:value-type="float" office:value="2.70724" calcext:value-type="float">
            <text:p>2.70724</text:p>
          </table:table-cell>
          <table:table-cell office:value-type="float" office:value="0.300805" calcext:value-type="float">
            <text:p>0.300805</text:p>
          </table:table-cell>
          <table:table-cell office:value-type="float" office:value="6.55015" calcext:value-type="float">
            <text:p>6.55015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181949" calcext:value-type="float">
            <text:p>0.181949</text:p>
          </table:table-cell>
          <table:table-cell office:value-type="float" office:value="0" calcext:value-type="float">
            <text:p>0</text:p>
          </table:table-cell>
          <table:table-cell office:value-type="float" office:value="0.993476" calcext:value-type="float">
            <text:p>0.993476</text:p>
          </table:table-cell>
          <table:table-cell office:value-type="float" office:value="1.06868" calcext:value-type="float">
            <text:p>1.06868</text:p>
          </table:table-cell>
          <table:table-cell office:value-type="float" office:value="1.01" calcext:value-type="float">
            <text:p>1.01</text:p>
          </table:table-cell>
          <table:table-cell office:value-type="float" office:value="-0.110165" calcext:value-type="float">
            <text:p>-0.11016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49779" calcext:value-type="float">
            <text:p>1.49779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210791" calcext:value-type="float">
            <text:p>0.210791</text:p>
          </table:table-cell>
          <table:table-cell office:value-type="float" office:value="-0.117493" calcext:value-type="float">
            <text:p>-0.117493</text:p>
          </table:table-cell>
          <table:table-cell office:value-type="float" office:value="1.0622" calcext:value-type="float">
            <text:p>1.0622</text:p>
          </table:table-cell>
          <table:table-cell office:value-type="float" office:value="1.06868" calcext:value-type="float">
            <text:p>1.06868</text:p>
          </table:table-cell>
          <table:table-cell office:value-type="float" office:value="-0.109942" calcext:value-type="float">
            <text:p>-0.109942</text:p>
          </table:table-cell>
          <table:table-cell office:value-type="float" office:value="0.993938" calcext:value-type="float">
            <text:p>0.993938</text:p>
          </table:table-cell>
          <table:table-cell office:value-type="float" office:value="0.300805" calcext:value-type="float">
            <text:p>0.300805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1.0622" calcext:value-type="float">
            <text:p>1.0622</text:p>
          </table:table-cell>
          <table:table-cell office:value-type="float" office:value="-0.117493" calcext:value-type="float">
            <text:p>-0.117493</text:p>
          </table:table-cell>
          <table:table-cell office:value-type="float" office:value="0" calcext:value-type="float">
            <text:p>0</text:p>
          </table:table-cell>
          <table:table-cell office:value-type="float" office:value="1.06868" calcext:value-type="float">
            <text:p>1.06868</text:p>
          </table:table-cell>
          <table:table-cell office:value-type="float" office:value="0.181949" calcext:value-type="float">
            <text:p>0.181949</text:p>
          </table:table-cell>
          <table:table-cell office:value-type="float" office:value="0.993476" calcext:value-type="float">
            <text:p>0.993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7:15:19.440322454</meta:creation-date>
    <meta:editing-duration>PT3M49S</meta:editing-duration>
    <meta:editing-cycles>2</meta:editing-cycles>
    <meta:generator>LibreOffice/7.3.7.2$Linux_X86_64 LibreOffice_project/30$Build-2</meta:generator>
    <dc:date>2024-09-30T17:36:33.409282257</dc:date>
    <meta:document-statistic meta:table-count="1" meta:cell-count="140" meta:object-count="0"/>
  </office:meta>
</office:document-meta>
</file>